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IMonochromeBitmapConverter.convertToMonochrome( BufferedImage im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AIMonochromeBitmapConverter.setHint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